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20000000CC8534537F79C778B2.png" manifest:media-type="image/png"/>
  <manifest:file-entry manifest:full-path="Pictures/100010580000879200001508D21A14F0A9096EB5.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fo:min-height="2.6cm"/>
    </style:style>
    <style:style style:name="pr2" style:family="presentation" style:parent-style-name="BrightBlue-outline1">
      <style:graphic-properties fo:min-height="8.884cm"/>
    </style:style>
    <style:style style:name="pr3" style:family="presentation" style:parent-style-name="BrightBlue-notes">
      <style:graphic-properties draw:fill-color="#ffffff" fo:min-height="14cm"/>
    </style:style>
    <style:style style:name="pr4" style:family="presentation" style:parent-style-name="BrightBlue-notes">
      <style:graphic-properties draw:fill-color="#ffffff" draw:auto-grow-height="true" fo:min-height="14cm"/>
    </style:style>
    <style:style style:name="pr5" style:family="presentation" style:parent-style-name="BrightBlue-subtitle">
      <style:graphic-properties draw:fill-color="#ffffff" draw:textarea-vertical-align="top" fo:min-height="9.134cm"/>
    </style:style>
    <style:style style:name="pr6" style:family="presentation" style:parent-style-name="BrightBlue-notes">
      <style:graphic-properties draw:fill-color="#ffffff" draw:auto-grow-height="true" fo:min-height="13.364cm"/>
    </style:style>
    <style:style style:name="P1" style:family="paragraph">
      <loext:graphic-properties draw:fill-color="#ffffff"/>
      <style:text-properties fo:font-size="20pt"/>
    </style:style>
    <style:style style:name="P2" style:family="paragraph">
      <style:paragraph-properties fo:text-align="start"/>
      <style:text-properties fo:font-size="22pt" style:font-size-asian="22pt" style:font-size-complex="22pt"/>
    </style:style>
    <style:style style:name="P3" style:family="paragraph">
      <loext:graphic-properties draw:fill-color="#ffffff"/>
      <style:paragraph-properties fo:text-align="start"/>
      <style:text-properties fo:font-size="22pt" style:font-size-asian="22pt" style:font-size-complex="22pt"/>
    </style:style>
    <style:style style:name="P4" style:family="paragraph">
      <loext:graphic-properties draw:fill-color="#ffffff"/>
    </style:style>
    <style:style style:name="P5" style:family="paragraph">
      <style:paragraph-properties fo:text-align="start"/>
      <style:text-properties fo:font-size="24pt" style:font-size-asian="24pt" style:font-size-complex="24pt"/>
    </style:style>
    <style:style style:name="P6" style:family="paragraph">
      <loext:graphic-properties draw:fill-color="#ffffff"/>
      <style:paragraph-properties fo:text-align="start"/>
      <style:text-properties fo:font-size="24pt" style:font-size-asian="24pt" style:font-size-complex="24pt"/>
    </style:style>
    <style:style style:name="P7" style:family="paragraph">
      <style:text-properties fo:font-size="20pt" style:font-size-asian="20pt" style:font-size-complex="20pt"/>
    </style:style>
    <style:style style:name="T1" style:family="text">
      <style:text-properties fo:language="fr" fo:country="FR"/>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4pt" style:font-size-asian="24pt" style:font-size-complex="24pt"/>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Brouillon<text:tab/></text:p>
          </draw:text-box>
        </draw:frame>
        <draw:frame presentation:style-name="pr2" draw:layer="layout" svg:width="25.2cm" svg:height="9.134cm" svg:x="1.4cm" svg:y="3.8cm" presentation:class="outline" presentation:user-transformed="true">
          <draw:text-box>
            <text:p>Versionnement</text:p>
            <text:p>Environnement de dev</text:p>
            <text:p>Tests unitaires </text:p>
            <text:p>Test d’intégration</text:p>
            <text:p>Déploiement</text:p>
            <text:p>Audit de qualité de code</text:p>
            <text:p>Code coverage </text:p>
            <text:p>Sonarqube</text:p>
            <text:p/>
            <text:p>- Chiffrer les propositions en fin</text:p>
            <text:p>Solution de monitoring → indiquer la difficulté d’en trouver une simple</text:p>
            <text:p/>
            <text:p/>
            <text:p>Proposer deux alternatives :</text:p>
            <text:p>- externalisation</text:p>
            <text:p>- en interne</text:p>
            <text:p/>
            <text:p/>
            <text:p>Schéma d’architecture avec :</text:p>
            <text:p>Docker registry</text:p>
            <text:p>Gitlab </text:p>
            <text:p>Dépot java (sonatype?)</text:p>
            <text:p>Cluster dev et prod</text:p>
            <text:p>Chat ?</text:p>
            <text:p/>
            <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troduction</text:p>
          </draw:text-box>
        </draw:frame>
        <draw:frame presentation:style-name="pr2" draw:layer="layout" svg:width="25.2cm" svg:height="9.134cm" svg:x="1.4cm" svg:y="3.8cm" presentation:class="outline">
          <draw:text-box>
            <text:list text:style-name="L3">
              <text:list-header>
                <text:p><text:span text:style-name="T1"/></text:p>
                <text:p><text:span text:style-name="T1">Ce document présente une feuille de route pour mise en place de processus de développement et de déploiement industrialisés, inspiré de la méthodologie Devops.</text:span></text:p>
                <text:p><text:span text:style-name="T1"/></text:p>
                <text:p><text:span text:style-name="T1">Les propositions de cette présentation sont faites dans le cadre d’une startup, avec montée en puissance progressive possible.</text:span></text:p>
                <text:p><text:span text:style-name="T1"/></text:p>
                <text:p><text:span text:style-name="T1">Contexte technologique :</text:span></text:p>
              </text:list-header>
              <text:list-item>
                <text:p><text:span text:style-name="T1">Applications Spring Boot et Java</text:span></text:p>
              </text:list-item>
              <text:list-item>
                <text:p><text:span text:style-name="T1">Base de données NoSQL MongoDB</text:span></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4"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0">
        <office:forms form:automatic-focus="false" form:apply-design-mode="false"/>
        <draw:frame presentation:style-name="pr5" draw:text-style-name="P3" draw:layer="layout" svg:width="25.2cm" svg:height="9.134cm" svg:x="1.4cm" svg:y="4.6cm" presentation:class="subtitle" presentation:user-transformed="true">
          <draw:text-box>
            <text:list text:style-name="L1">
              <text:list-item>
                <text:p text:style-name="P2"><text:span text:style-name="T2"><text:s/></text:span><text:span text:style-name="T3">Développer avec efficience </text:span><text:span text:style-name="T2">: selon le besoin utilisateur, des systèmes extensibles mais en évitant l’ « over-engineering »</text:span></text:p>
                <text:p text:style-name="P2"><text:span text:style-name="T2"/></text:p>
              </text:list-item>
              <text:list-item>
                <text:p text:style-name="P2"><text:span text:style-name="T2"><text:s/></text:span><text:span text:style-name="T3">Déployer souvent </text:span><text:span text:style-name="T2">sans jamais détériorer l’existant</text:span></text:p>
                <text:p text:style-name="P2"><text:span text:style-name="T2"/></text:p>
              </text:list-item>
              <text:list-item>
                <text:p text:style-name="P2"><text:span text:style-name="T2"><text:s/></text:span><text:span text:style-name="T3">Développer « en confiance »</text:span><text:span text:style-name="T2">, pour améliorer la productivité</text:span></text:p>
                <text:p text:style-name="P2"><text:span text:style-name="T2"/></text:p>
              </text:list-item>
            </text:list>
          </draw:text-box>
        </draw:frame>
        <draw:frame presentation:style-name="pr1" draw:layer="layout" svg:width="19.5cm" svg:height="2.6cm" svg:x="1.4cm" svg:y="0.6cm" presentation:class="title" presentation:user-transformed="true">
          <draw:text-box>
            <text:p>Objectifs<text:tab/></text:p>
          </draw:text-box>
        </draw:frame>
        <presentation:notes draw:style-name="dp2">
          <draw:page-thumbnail draw:style-name="gr1" draw:layer="layout" svg:width="17cm" svg:height="9.56cm" svg:x="2cm" svg:y="2.5cm" draw:page-number="3"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2T0">
        <office:forms form:automatic-focus="false" form:apply-design-mode="false"/>
        <draw:frame presentation:style-name="pr5" draw:text-style-name="P6" draw:layer="layout" svg:width="25.2cm" svg:height="9.134cm" svg:x="1.4cm" svg:y="4.6cm" presentation:class="subtitle" presentation:user-transformed="true">
          <draw:text-box>
            <text:list text:style-name="L1">
              <text:list-item>
                <text:p text:style-name="P5"><text:span text:style-name="T4"><text:s/></text:span><text:span text:style-name="T4">Concertations et revues régulières</text:span></text:p>
              </text:list-item>
              <text:list-item>
                <text:p text:style-name="P5"><text:span text:style-name="T4"><text:s/></text:span><text:span text:style-name="T4">Tests, tests, tests et re-tests</text:span></text:p>
              </text:list-item>
              <text:list-item>
                <text:p text:style-name="P5"><text:span text:style-name="T4"><text:s/></text:span><text:span text:style-name="T4">Contrôles qualité automatisés</text:span></text:p>
              </text:list-item>
              <text:list-item>
                <text:p text:style-name="P5"><text:span text:style-name="T4"><text:s/></text:span><text:span text:style-name="T4">Déploiements en cycle courts</text:span></text:p>
              </text:list-item>
              <text:list-item>
                <text:p text:style-name="P5"><text:span text:style-name="T4"><text:s/></text:span><text:span text:style-name="T4">Surveillance d’infrastructure</text:span></text:p>
              </text:list-item>
              <text:list-item>
                <text:p text:style-name="P5"><text:span text:style-name="T4"><text:s/></text:span><text:span text:style-name="T4">Retours d’expériences</text:span></text:p>
              </text:list-item>
            </text:list>
          </draw:text-box>
        </draw:frame>
        <draw:frame presentation:style-name="pr1" draw:layer="layout" svg:width="19.5cm" svg:height="2.6cm" svg:x="1.4cm" svg:y="0.6cm" presentation:class="title" presentation:user-transformed="true">
          <draw:text-box>
            <text:p>Solutions</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randes étapes</text:p>
          </draw:text-box>
        </draw:frame>
        <draw:frame presentation:style-name="pr2" draw:layer="layout" svg:width="25.2cm" svg:height="9.134cm" svg:x="1.4cm" svg:y="3.8cm" presentation:class="outline" presentation:user-transformed="true">
          <draw:text-box>
            <text:list text:style-name="L3">
              <text:list-item>
                <text:p>Choix d’un fonctionnement organique de développement</text:p>
              </text:list-item>
              <text:list-item>
                <text:p>Choix d’un système de gestion de versions</text:p>
              </text:list-item>
              <text:list-item>
                <text:p>Choix d’un écosystème technologique</text:p>
              </text:list-item>
              <text:list-item>
                <text:p>Création d’un environnement de développement robuste et extensible</text:p>
              </text:list-item>
              <text:list-item>
                <text:p>Élaboration d’un processus de contrôles qualité automatisé</text:p>
              </text:list-item>
              <text:list-item>
                <text:p>Élaboration d’un processus de déploiement automatisé et répétable</text:p>
              </text:list-item>
              <text:list-item>
                <text:p>Mise en place d’une plateforme de support</text:p>
              </text:list-item>
              <text:list-item>
                <text:p>Mise en place d’un solution de monitoring</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layer="layout" svg:width="25.2cm" svg:height="9.134cm" svg:x="1.4cm" svg:y="3.8cm" presentation:class="outline" presentation:user-transformed="true">
          <draw:text-box>
            <text:list text:style-name="L3">
              <text:list-header>
                <text:p><text:span text:style-name="T5">Objectifs :</text:span></text:p>
              </text:list-header>
              <text:list-item>
                <text:p><text:span text:style-name="T6">Prendre en compte les besoins et les retours d’expérience au plus tôt</text:span></text:p>
              </text:list-item>
              <text:list-item>
                <text:p>Développer en petites itérations </text:p>
              </text:list-item>
              <text:list-item>
                <text:p><text:span text:style-name="T6">Montrer les avancées du projet à l’équipe et se concerter sur la direction à suivre</text:span></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layer="layout" svg:width="25.2cm" svg:height="9.134cm" svg:x="1.4cm" svg:y="3.8cm" presentation:class="outline" presentation:user-transformed="true">
          <draw:text-box>
            <text:list text:style-name="L3">
              <text:list-header>
                <text:p><text:span text:style-name="T7">Propositions :</text:span></text:p>
                <text:p>Utilisation de la méthodologie Agile avec sprints de deux semaines, et toutes les deux semaines:</text:p>
              </text:list-header>
              <text:list-item>
                <text:p>Démonstration des avancées : devant toute l’équipe <text:s/>~1h</text:p>
              </text:list-item>
              <text:list-item>
                <text:p>Sprint review : bilan du sprint écoulé ~1h</text:p>
              </text:list-item>
              <text:list-item>
                <text:p>Sprint planning : prévision des tâches à venir ~2h</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4" draw:text-style-name="P4"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3">
              <text:list-header>
                <text:p>Composants du système global où est développé et déployé le produit final. </text:p>
                <text:p><text:span text:style-name="T7"/></text:p>
                <text:p><text:span text:style-name="T7">Objectifs :</text:span></text:p>
              </text:list-header>
              <text:list-item>
                <text:p>Permettre une autonomie totale : possibilité de support et de mise en production externalisés, mais possibilité de déploiement en interne</text:p>
              </text:list-item>
              <text:list-item>
                <text:p>Répondre aux besoins de l’entreprise et de ses clients (coûts d’entretien, confidentialité, ...) </text:p>
              </text:list-item>
              <text:list-item>
                <text:p>Être fiable et sécurisé</text:p>
              </text:list-item>
              <text:list-item>
                <text:p>Être évolutif</text:p>
              </text:list-item>
              <text:list-item>
                <text:p>Être facilement reproductible et automatisable</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4"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3">
              <text:list-header>
                <text:p><text:span text:style-name="T7">Propositions architecturales:</text:span></text:p>
              </text:list-header>
              <text:list-item>
                <text:p>Utilisation au maximum de systèmes Open Source ou libres</text:p>
              </text:list-item>
              <text:list-item>
                <text:p>Architecture en microservice :</text:p>
                <text:list>
                  <text:list-item>
                    <text:p>Système résilient et « scalable »</text:p>
                  </text:list-item>
                  <text:list-item>
                    <text:p>Compatible toutes technologies</text:p>
                  </text:list-item>
                </text:list>
              </text:list-item>
              <text:list-item>
                <text:p>Automatisation de déploiements avec processus d’ « Infrastructure as Code » et automatisation de configuration </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4" draw:text-style-name="P4" draw:layer="layout" svg:width="17cm" svg:height="14cm" svg:x="2cm" svg:y="13cm" presentation:class="notes" presentation:placeholder="true">
            <draw:text-box/>
          </draw:frame>
        </presentation:notes>
      </draw:page>
      <draw:page draw:name="page1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3">
              <text:list-header>
                <text:p><text:span text:style-name="T7">Objectifs:</text:span></text:p>
              </text:list-header>
              <text:list-item>
                <text:p>Avoir une infrastructure de production :</text:p>
                <text:list>
                  <text:list-item>
                    <text:p>Avec un code stable et testé</text:p>
                  </text:list-item>
                  <text:list-item>
                    <text:p>« Scalable » et sans point faibles (Single Point of Failure)</text:p>
                  </text:list-item>
                </text:list>
              </text:list-item>
              <text:list-item>
                <text:p>Avoir une infrastructure de développement ou le code peut être testé de manière automatisée avant déploiement</text:p>
                <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4" draw:text-style-name="P4" draw:layer="layout" svg:width="17cm" svg:height="14cm" svg:x="2cm" svg:y="13cm" presentation:class="notes" presentation:placeholder="true">
            <draw:text-box/>
          </draw:frame>
        </presentation:notes>
      </draw:page>
      <draw:page draw:name="page1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3">
              <text:list-header>
                <text:p><text:span text:style-name="T7">Propositions :</text:span></text:p>
              </text:list-header>
              <text:list-item>
                <text:p>Création de deux infrastructure distinctes :</text:p>
                <text:list>
                  <text:list-item>
                    <text:p>Une infra de développement, avec déploiement automatisé à chaque modification du code source principal</text:p>
                  </text:list-item>
                  <text:list-item>
                    <text:p>Une infra de production avec déploiement suite à intervention humaine, à date fixe hebdomadaire ou toutes les deux semaines</text:p>
                  </text:list-item>
                </text:list>
              </text:list-item>
              <text:list-item>
                <text:p>Hébergement:</text:p>
                <text:list>
                  <text:list-item>
                    <text:p>Hébergement possible de l’infra de dev pour économie de coûts</text:p>
                  </text:list-item>
                  <text:list-item>
                    <text:p>Utilisation d’IaaS pour l’infra de production</text:p>
                  </text:list-item>
                </text:list>
              </text:list-item>
              <text:list-item>
                <text:p>Utilisation exclusive de logiciels « clusterisables », même si ils ne sont pas clusterisés dans un premier temps</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4" draw:text-style-name="P4" draw:layer="layout" svg:width="17cm" svg:height="14cm" svg:x="2cm" svg:y="13cm" presentation:class="notes" presentation:placeholder="true">
            <draw:text-box/>
          </draw:frame>
        </presentation:notes>
      </draw:page>
      <draw:page draw:name="page12"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draw:text-box>
            <text:list text:style-name="L3">
              <text:list-header>
                <text:p>Choix d’un service de gestion de version en ligne avec interface graphique</text:p>
                <text:p/>
                <text:p><text:span text:style-name="T7">Fonctionnalités attendues :</text:span></text:p>
              </text:list-header>
              <text:list-item>
                <text:p>Possibilité d’héberger la plateforme</text:p>
              </text:list-item>
              <text:list-item>
                <text:p>Création de dépôts privés sans limitations</text:p>
              </text:list-item>
              <text:list-item>
                <text:p>Interface de gestion des modifications et de partage autour de ces modifications sous forme de Merge requests</text:p>
              </text:list-item>
              <text:list-item>
                <text:p>Possibilité de déclenchement d’actions automatisées : Pipelines, jobs périodiques, etc …</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4" draw:text-style-name="P4" draw:layer="layout" svg:width="17cm" svg:height="14cm" svg:x="2cm" svg:y="13cm" presentation:class="notes" presentation:placeholder="true">
            <draw:text-box/>
          </draw:frame>
        </presentation:notes>
      </draw:page>
      <draw:page draw:name="page1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draw:text-box>
            <text:list text:style-name="L3">
              <text:list-header>
                <text:p>Importance du système de <text:span text:style-name="T7">Merge Request</text:span> pour augmenter la qualité du code produit:</text:p>
                <text:p/>
                <text:p><text:span text:style-name="T8">Un développeur soumet des modifications, elles doivent être validées par </text:span><text:span text:style-name="T8">un autre développeur</text:span></text:p>
                <text:p/>
                <text:p>Permet à tous de donner son avis sur une modification, </text:p>
                <text:p><text:span text:style-name="T8">Mais surtout permet à tous d’apprendre des modifications en cours</text:span></text:p>
              </text:list-header>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4" draw:text-style-name="P4" draw:layer="layout" svg:width="17cm" svg:height="14cm" svg:x="2cm" svg:y="13cm" presentation:class="notes" presentation:placeholder="true">
            <draw:text-box/>
          </draw:frame>
        </presentation:notes>
      </draw:page>
      <draw:page draw:name="page1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p>
          </draw:text-box>
        </draw:frame>
        <draw:frame presentation:style-name="pr2" draw:layer="layout" svg:width="25.2cm" svg:height="9.134cm" svg:x="1.4cm" svg:y="3.8cm" presentation:class="outline" presentation:user-transformed="true">
          <draw:text-box>
            <text:list text:style-name="L3">
              <text:list-header>
                <text:p><text:span text:style-name="T7">Propositions :</text:span></text:p>
                <text:p>Gitlab CE, hébergé en interne ou externalisé</text:p>
              </text:list-header>
              <text:list-item>
                <text:p>Bonne interface de gestion des modifications de code (Merge Request) </text:p>
              </text:list-item>
              <text:list-item>
                <text:p>Bonne possibilités d’intégration continue / de déploiement continu</text:p>
              </text:list-item>
              <text:list-item>
                <text:p>Système de permissions élaboré</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4"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3">
              <text:list-header>
                <text:p>Permet aux développeurs de simuler l’infrastructure de production pour développer. Conditionne en grande partie la productivité des développeurs.</text:p>
                <text:p/>
                <text:p><text:span text:style-name="T7">Caractéristiques souhaitées :</text:span></text:p>
              </text:list-header>
              <text:list-item>
                <text:p>Similaire à l’infrastructure de production</text:p>
              </text:list-item>
              <text:list-item>
                <text:p>Rapide et debuggable</text:p>
              </text:list-item>
              <text:list-item>
                <text:p>Simple à installer</text:p>
              </text:list-item>
              <text:list-item>
                <text:p>Simple à comprendre et à modifier</text:p>
              </text:list-item>
              <text:list-item>
                <text:p>Utilisable en fonctionnement automatisé, pour les pipelines de test par exemple</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4" draw:text-style-name="P4" draw:layer="layout" svg:width="17cm" svg:height="14cm" svg:x="2cm" svg:y="13cm" presentation:class="notes" presentation:placeholder="true">
            <draw:text-box/>
          </draw:frame>
        </presentation:notes>
      </draw:page>
      <draw:page draw:name="page1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3">
              <text:list-header>
                <text:p><text:span text:style-name="T7">Propositions :</text:span></text:p>
              </text:list-header>
              <text:list-item>
                <text:p>De préférence un système GNU/Linux, Ubuntu Desktop LTS par exemple, accessible et plus proche des conditions de déploiement en production</text:p>
              </text:list-item>
              <text:list-item>
                <text:p>Minikube ou Docker Compose comme supports système</text:p>
              </text:list-item>
              <text:list-item>
                <text:p>Outil d’aide au développement maison « batteries-included »</text:p>
                <text:list>
                  <text:list-item>
                    <text:p>Installation de l’environnement</text:p>
                  </text:list-item>
                  <text:list-item>
                    <text:p>Aide à la re-construction et au redémarrage de l’environnement </text:p>
                  </text:list-item>
                  <text:list-item>
                    <text:p>Aide au déploiement local</text:p>
                  </text:list-item>
                </text:list>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4" draw:text-style-name="P4" draw:layer="layout" svg:width="17cm" svg:height="14cm" svg:x="2cm" svg:y="13cm" presentation:class="notes" presentation:placeholder="true">
            <draw:text-box/>
          </draw:frame>
        </presentation:notes>
      </draw:page>
      <draw:page draw:name="page1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text-style-name="P7" draw:layer="layout" svg:width="26.2cm" svg:height="11.2cm" svg:x="1.4cm" svg:y="3.8cm" presentation:class="outline" presentation:user-transformed="true">
          <draw:text-box>
            <text:list text:style-name="L3">
              <text:list-header>
                <text:p text:style-name="P7"><text:span text:style-name="T9">Objectifs :</text:span></text:p>
                <text:p text:style-name="P7"><text:span text:style-name="T10">Exécution de tests pour assurer le fonctionnement du code et éviter les régressions :</text:span></text:p>
              </text:list-header>
              <text:list-item>
                <text:p text:style-name="P7"><text:span text:style-name="T10">Tests unitaires </text:span></text:p>
              </text:list-item>
              <text:list-item>
                <text:p text:style-name="P7"><text:span text:style-name="T10">Tests hauts niveau (intégration, système, « end to end ») </text:span></text:p>
                <text:p text:style-name="P7"><text:span text:style-name="T10"/></text:p>
                <text:p text:style-name="P7"><text:span text:style-name="T10">Audit de code régulier pour consultation:</text:span></text:p>
              </text:list-item>
              <text:list-item>
                <text:p text:style-name="P7"><text:span text:style-name="T10">Analyse de couverture de tests </text:span></text:p>
              </text:list-item>
              <text:list-item>
                <text:p text:style-name="P7"><text:span text:style-name="T10">Analyse de qualité de code </text:span></text:p>
                <text:p text:style-name="P7"><text:span text:style-name="T10"/></text:p>
                <text:p text:style-name="P7"><text:span text:style-name="T10">Les clefs de la réussite de ces contrôles sont: </text:span></text:p>
              </text:list-item>
              <text:list-item>
                <text:p text:style-name="P7"><text:span text:style-name="T10">Automatisation de toutes les étapes</text:span></text:p>
              </text:list-item>
              <text:list-item>
                <text:p text:style-name="P7"><text:span text:style-name="T10">Fiabilité d’exécution de ces contrôles</text:span></text:p>
              </text:list-item>
              <text:list-item>
                <text:p text:style-name="P7"><text:span text:style-name="T10">Rapidité, autant que possible </text:span></text:p>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4" draw:text-style-name="P4" draw:layer="layout" svg:width="17cm" svg:height="14cm" svg:x="2cm" svg:y="13cm" presentation:class="notes" presentation:placeholder="true">
            <draw:text-box/>
          </draw:frame>
        </presentation:notes>
      </draw:page>
      <draw:page draw:name="page1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layer="layout" svg:width="25.2cm" svg:height="9.134cm" svg:x="1.4cm" svg:y="3.8cm" presentation:class="outline">
          <draw:text-box>
            <text:list text:style-name="L3">
              <text:list-header>
                <text:p><text:span text:style-name="T7">Propositions :</text:span></text:p>
              </text:list-header>
              <text:list-item>
                <text:p>Mise en place d’un pipeline Gitlab d’exécution de tests unitaires, étiquetés comme tels avec Junit 5. Ce pipeline est exécuté automatiquement avant chaque fusion de changements dans le code principal, et bloque la fusion si les tests ne passent pas.</text:p>
              </text:list-item>
              <text:list-item>
                <text:p>Exécution de tests de haut niveau, exécutes avec le code source principal, exécutés au moins une fois avant chaque déploiement en production :</text:p>
                <text:list>
                  <text:list-item>
                    <text:p>Tests d’intégration étiquetés comme tels avec Junit 5</text:p>
                  </text:list-item>
                  <text:list-item>
                    <text:p>Tests end-to-end avec Cypress (alternative à Sélénium)</text:p>
                  </text:list-item>
                </text:list>
              </text:list-item>
              <text:list-item>
                <text:p>Audit de code:</text:p>
                <text:list>
                  <text:list-item>
                    <text:p>Analyse de couverture de tests unitaires avec Jacoco, rapports exportés à chaque exécution des tests</text:p>
                  </text:list-item>
                  <text:list-item>
                    <text:p>Analyse de code avec Sonarqube après chaque modification du code principal, mise en évidence de mauvaises pratiques et faille potentielles</text:p>
                  </text:list-item>
                </text:list>
                <text:p><text:s/></text:p>
              </text:list-item>
            </text:list>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4" draw:text-style-name="P4" draw:layer="layout" svg:width="17cm" svg:height="14cm" svg:x="2cm" svg:y="13cm" presentation:class="notes" presentation:placeholder="true">
            <draw:text-box/>
          </draw:frame>
        </presentation:notes>
      </draw:page>
      <draw:page draw:name="page1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3">
              <text:list-header>
                <text:p><text:span text:style-name="T7">Objectifs :</text:span></text:p>
              </text:list-header>
              <text:list-item>
                <text:p>Déployer rapidement les nouvelles fonctionnalités, de manière fiable et périodique</text:p>
              </text:list-item>
              <text:list-item>
                <text:p>Avoir la possibilité de réparer le code en production</text:p>
              </text:list-item>
              <text:list-item>
                <text:p>Déployer sur plusieurs environnements distincts, de manière extensible </text:p>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4" draw:text-style-name="P4" draw:layer="layout" svg:width="17cm" svg:height="14cm" svg:x="2cm" svg:y="13cm" presentation:class="notes" presentation:placeholder="true">
            <draw:text-box/>
          </draw:frame>
        </presentation:notes>
      </draw:page>
      <draw:page draw:name="page2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3">
              <text:list-header>
                <text:p><text:span text:style-name="T7">Proposition:</text:span></text:p>
              </text:list-header>
              <text:list-item>
                <text:p>Construire un pipeline Gtilab de déploiement basé sur des branches Git de projet : </text:p>
                <text:list>
                  <text:list-item>
                    <text:p>Une branche par environnement</text:p>
                  </text:list-item>
                  <text:list-item>
                    <text:p>Déploiement automatisé sur l’infra de dev, déclenché à chaque mise à jour du code principal</text:p>
                  </text:list-item>
                  <text:list-item>
                    <text:p>Déploiement après confirmation humaine sur l’infra de production</text:p>
                  </text:list-item>
                  <text:list-item>
                    <text:p>Possibilité d’ajouter d’autres infra au besoin en ajoutant d’autres branches Git</text:p>
                  </text:list-item>
                </text:list>
              </text:list-item>
            </text:list>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4" draw:text-style-name="P4" draw:layer="layout" svg:width="17cm" svg:height="14cm" svg:x="2cm" svg:y="13cm" presentation:class="notes" presentation:placeholder="true">
            <draw:text-box/>
          </draw:frame>
        </presentation:notes>
      </draw:page>
      <draw:page draw:name="page2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Schéma d’infrastructure</text:p>
          </draw:text-box>
        </draw:frame>
        <draw:frame presentation:style-name="pr2" draw:layer="layout" svg:width="25.2cm" svg:height="9.134cm" svg:x="1.4cm" svg:y="3.8cm" presentation:class="outline" presentation:placeholder="true" presentation:user-transformed="true">
          <draw:text-box/>
        </draw:frame>
        <presentation:notes draw:style-name="dp2">
          <office:forms form:automatic-focus="false" form:apply-design-mode="false"/>
          <draw:page-thumbnail draw:style-name="gr1" draw:layer="layout" svg:width="17cm" svg:height="9.56cm" svg:x="2cm" svg:y="2.5cm" draw:page-number="21" presentation:class="page"/>
          <draw:frame presentation:style-name="pr4" draw:text-style-name="P4" draw:layer="layout" svg:width="17cm" svg:height="14cm" svg:x="2cm" svg:y="13cm" presentation:class="notes" presentation:placeholder="true">
            <draw:text-box/>
          </draw:frame>
        </presentation:notes>
      </draw:page>
      <draw:page draw:name="page22"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placeholder="true" presentation:user-transformed="true">
          <draw:text-box/>
        </draw:frame>
        <draw:frame presentation:style-name="pr2" draw:layer="layout" svg:width="25.2cm" svg:height="9.134cm" svg:x="1.4cm" svg:y="3.8cm" presentation:class="outline" presentation:placeholder="true" presentation:user-transformed="true">
          <draw:text-box/>
        </draw:frame>
        <presentation:notes draw:style-name="dp2">
          <office:forms form:automatic-focus="false" form:apply-design-mode="false"/>
          <draw:page-thumbnail draw:style-name="gr1" draw:layer="layout" svg:width="17cm" svg:height="9.56cm" svg:x="2cm" svg:y="2.5cm" draw:page-number="22" presentation:class="page"/>
          <draw:frame presentation:style-name="pr4" draw:text-style-name="P4" draw:layer="layout" svg:width="17cm" svg:height="14cm" svg:x="2cm" svg:y="13cm" presentation:class="notes" presentation:placeholder="true">
            <draw:text-box/>
          </draw:frame>
        </presentation:notes>
      </draw:page>
      <draw:page draw:name="page23" draw:style-name="dp1" draw:master-page-name="BrightBlue" presentation:presentation-page-layout-name="AL1T1">
        <office:forms form:automatic-focus="false" form:apply-design-mode="false"/>
        <draw:frame presentation:style-name="pr1" draw:layer="layout" svg:width="19.5cm" svg:height="2.813cm" svg:x="1.4cm" svg:y="0.494cm" presentation:class="title" presentation:user-transformed="true">
          <draw:text-box>
            <text:p>Estimation du temps de mise en place</text:p>
          </draw:text-box>
        </draw:frame>
        <draw:frame presentation:style-name="pr2" draw:layer="layout" svg:width="25.2cm" svg:height="9.134cm" svg:x="1.4cm" svg:y="3.8cm" presentation:class="outline" presentation:user-transformed="true">
          <draw:text-box>
            <text:list text:style-name="L3">
              <text:list-header>
                <text:p>Dans le cas ou tous les composants sont hébergés, chaque déploiement faisant l’objet d’un playbook Ansible permettant de restaurer l’état d’un serveur de zéro :</text:p>
              </text:list-header>
              <text:list-item>
                <text:p>Serveur Gitlab : déployé en Docker Compose, certificats TLS, création de comptes : 3 jours</text:p>
              </text:list-item>
              <text:list-item>
                <text:p>Docker registry : déployé en Docker compose, certificats TLS : 3 jours</text:p>
              </text:list-item>
              <text:list-item>
                <text:p>Cluster Kubernetes de développement : 2 jours</text:p>
              </text:list-item>
              <text:list-item>
                <text:p>Cluster Kubernetes de production : 2 jours</text:p>
              </text:list-item>
              <text:list-item>
                <text:p>Serveur Sonarqube : 3 jours</text:p>
              </text:list-item>
              <text:list-item>
                <text:p>Mise en place de l’environnement de dev : 5 jours pour la V1, améliorée ensuite au fur et à mesure</text:p>
              </text:list-item>
              <text:list-item>
                <text:p>Mise en place de pipelines de déploiement : 5 jours pour la V1, améliorés ensuite au fur et à mesure</text:p>
              </text:list-item>
            </text:list>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4"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6T09:27:01.283574066</meta:creation-date>
    <meta:editing-duration>P0D</meta:editing-duration>
    <meta:editing-cycles>1</meta:editing-cycles>
    <meta:generator>LibreOffice/5.4.6.2$Linux_X86_64 LibreOffice_project/40m0$Build-2</meta:generator>
    <dc:title>Bright Blue</dc:title>
    <meta:document-statistic meta:object-count="114"/>
  </office:meta>
</office:document-meta>
</file>